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area form:name="Text Box 1" form:control-implementation="ooo:com.sun.star.form.component.TextField" xml:id="control1" form:id="control1" form:data-field="Page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Shape1" draw:style-name="gr1" draw:text-style-name="P1" svg:width="5.689cm" svg:height="1.641cm" svg:x="2.454cm" svg:y="1.415cm" draw:control="control1"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7T19:23:25.222175168</meta:creation-date>
    <dc:date>2021-02-24T10:34:13.111850763</dc:date>
    <meta:editing-duration>PT1M6S</meta:editing-duration>
    <meta:editing-cycles>3</meta:editing-cycles>
    <meta:generator>LibreOfficeDev/7.2.0.0.alpha0$Linux_X86_64 LibreOffice_project/3d33e4ce3987ea17e73a72e84f7f0df7af8101a6</meta:generator>
    <meta:document-statistic meta:table-count="0" meta:image-count="0" meta:object-count="0" meta:page-count="1" meta:paragraph-count="1" meta:word-count="0" meta:character-count="2" meta:non-whitespace-character-count="0"/>
  </office:meta>
</office:document-meta>
</file>